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mp_combined_letters_ou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st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mójz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kor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dh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ma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eph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jap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jez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zk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swj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z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ko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th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lu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phi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iv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sch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heb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g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ti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š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a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japoštoł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isan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d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jun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ez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zwěrjeć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zto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zazyglowanyc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evangelij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otajnztw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khryztuso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je-l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jehnjeć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dokonjan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wěrjeć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ztoł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woprował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imothej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wjeć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rosym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osleni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rwj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čizte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zmi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wotpočink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óznajem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ju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yg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wěrjat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zbóžnozć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wšehomóz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salonzkic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wěčnik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šećiwni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ophetizk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iš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ćeŕpić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trózb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podobanj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zatrub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wulin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wótr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wod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wěz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wašnjo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zeći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ychik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wjećeć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wjatym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er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ózći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isać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jedźeńz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rótki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nih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wězd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owěrje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ohabojaznozć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aztojńztw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aztojńztwj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atamanztw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započat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yšnozć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uzwolen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očo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obztej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wjerd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[teh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amn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štyrj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edm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oho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šihotowa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ěńši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ěnjeh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ě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ózćiwozć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w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jewěr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jeb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pominam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pominaj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už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ěšniztw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aodizej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hodźć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hěrluš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wězd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łowo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e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źakujem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tab/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tworje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pyta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łot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kaže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emjerženj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ćeŕpnozć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bóžnozć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aztarzk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amolwjenj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za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šě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ojować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ohenjo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ylnozć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wědk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s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łuž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łónz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ć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širodźe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šichod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šichod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šećeŕpil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awej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omozniz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aršon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anuł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uz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iči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wukl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rod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pomin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pominajć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maka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ój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jedźeńz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elchizedechowy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uka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ubem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laodizej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ró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óń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njezowy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hryztusowej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o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ub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łubin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łos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ě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ebrejzki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źeržim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źěćim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wazyć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m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člowječ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čiztej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ćělnyc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ohabojaznozć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abil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[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ź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wěrjeć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taje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namjen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łot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łoto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ło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ło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kónzowa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bóžne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awjez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zawiz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užiwa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ukn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učizć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šelki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ztaji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tkazan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ołtaŕ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ěr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ěrne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ěčn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alzke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ze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b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aw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nt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imothej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wjatniz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štwór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šez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šěrokoz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un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ěk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ytaj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powjedam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ka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chodny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ibjeran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ewinu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šećiwnik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óz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ózu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ózd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ózdne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ěn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ěninarodźe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sylnje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sylńć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rnj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j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ja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hil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awołow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woh'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wěz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rozym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pšećelztw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posłuš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lubu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čiztozć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čiń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čini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b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bjezki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jebjer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ur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rw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łod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jenowa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ěsa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ubujem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ub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óšt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ěpše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a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wět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upz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šezćijan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rasnej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rasne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n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olosejzki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njezowe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nje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njejztw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nižk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lam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hwalil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hryztusowy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hryztusowem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jak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wěz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rimanj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rjeztpi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erbztw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erbztw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alelu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rejne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ěršćinztw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paphrodi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źer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wojej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ztojn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ztał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konjaneh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okonj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čoła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čizty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ćežk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ohabojozć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ěł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ědźe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yrkwin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ym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tworjenje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tara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praw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pěwa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pale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órł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khow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jewje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jewił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jedna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id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hrěš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elezn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dalowa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činje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zyglowa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wjeseli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wjednik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pšija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pr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pr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móže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łože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ža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chodn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błudźi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zabi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žit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zdź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trob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šł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pušć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pušće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kup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čizće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učerj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šelki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ztanje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tpołože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swjeće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s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sebni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pušći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prowa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ój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swědče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ohaći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leče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ćež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barnu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jesełoz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jeseł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jeći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idźe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ěrn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ědomn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zećin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yšnoz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woji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oštowa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imothej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hesalonzk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hesalonik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ylz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yln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jeće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ěrn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ěrnozć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wědom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šwabl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row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d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d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udn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sy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pominaj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od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obuja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milnozć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łuži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lu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šł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łód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ilv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dm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yč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ólni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j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zporj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sahn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sah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chodn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bywał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boh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ibjera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šezćěha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ut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ózt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p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ztror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ztaje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ztajen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ózćiwozć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ózćiw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wuče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wołan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tajn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syln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sle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rodźi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rodźił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nižuj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nižn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nižn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łniš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łn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dobnozć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dobn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čin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očink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łomj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hilip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ěk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rle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adźe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neziphorowe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nezim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ztwjerdź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zaz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zapomń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rozom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pšiztojne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hrěš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hanibu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da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da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cha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jebuch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ztor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wuče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rod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pominan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pominaj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pisa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udre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ózn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óz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óže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ordarj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lok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jen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ja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zedonzk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a-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uboz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ubješ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izta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łhaŕ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łharj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a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akomztw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uzłowa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urw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urwi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urwarj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ur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ró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rón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rasnym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ras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ras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ral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ozć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otre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onj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nježi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njejztw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hwalob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adźelniz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je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hnjeć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eba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zp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a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i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rozneh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rima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rjeka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rd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dź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nu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něw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łos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ěz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kzemp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anibowa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a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rej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paphr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źakowanj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źakowa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y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ztojn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pomni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pjelnje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łhoz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konjan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hotować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ča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bytk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bro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obro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dh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arm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ar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wil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ož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opł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oł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injeŕ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ichozć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ertowz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ert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eŕ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ěł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ćekl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časa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udźm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olozćo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ohatztwj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ohabojozć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ohabojaznozć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łud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izkop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ěłyc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ědź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riztarchu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rchippe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m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zeptaŕ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y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y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ygl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yg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učowa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jesel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jazk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jazk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jaz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jaz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jad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w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u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wor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worjenj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wor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upiš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rózb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row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row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owaŕš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oł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oł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ar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ar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tanu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ytowaŕ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ytowa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ytow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yt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rawn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omož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omoh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om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omina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odob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odob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oč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łodź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ě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pal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oł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nutsk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nje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njes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mysl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mi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mi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maz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óztny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óztni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ózć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o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łoty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lěh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oć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ludź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i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how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how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hadź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hadźa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eŕš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aže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kaž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jew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jewi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romadź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romadź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rěši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honj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ežiwj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er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dźeržliw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dźeržliw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dalu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da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čini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činił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ćeŕp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ćeŕpnozć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ćě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bóžnozć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bóž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bóžni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yglow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tojńzt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tojńzt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tojni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zp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wje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wjedn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wjednik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wjednik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wjed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tyk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t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šo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słuž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š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row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ro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šim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šij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ła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łać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pi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nknu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móž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molwj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mol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łož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łož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łbu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kho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khow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khowa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hoj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d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dozć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žad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ćis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činj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błudź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błudź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zab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ysok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wole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wolen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row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or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ztawk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ži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žit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tupj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torhnu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torhn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torhń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směw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sły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ryčow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ryčowa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prě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powje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nje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lk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lě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kup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khó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hotował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dźěl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b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uč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šit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šel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šel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šehomóz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rot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rot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rěz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ztup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sudź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rocż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ročk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połož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poč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kładź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kł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kaza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ewrj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tdźěl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r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u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t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ruj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row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row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omni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okazu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okaž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okaza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okaza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is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pas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maza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łtar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la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ju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j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jow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jow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ój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ja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h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henjow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d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d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óće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čak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zt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ztaj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ztajn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ztaj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ztajn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ztaj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ydl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twjerdźu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twjerdź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synj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swědč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roćiw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roć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ohać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lek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krje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oba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tš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ječor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ko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rješ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čn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ěčn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až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ychik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wjer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uč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ophi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ó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oadź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owaŕšo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i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hyati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am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am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aj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aj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yl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oji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jeć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jeć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t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tł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r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ko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k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č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dč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ěčni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arj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arj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urow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ud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traf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swjat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obuwotroč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obuwotroč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myr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mj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mjert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yš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užom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uži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lubj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łód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lěbor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lach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kodź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ko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kód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kleńč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jewj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ilv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l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hpih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ćeŕpliw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ćedr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bož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šarlat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rde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dź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ž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yč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yča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un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un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uja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zezn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zeškrě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złobje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wuč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swětl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kazuje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skaz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h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od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ěk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ań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aha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achnowa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quazimodogeni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urpur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ude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tak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zt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ztup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ztoj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ztaj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saharj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sah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powjed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nj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narodź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łož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kry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kaza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kaza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kaza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hotowa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da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ibójz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ztupj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ztu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ztaj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wodźi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winu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sadź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lazow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iwn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iw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iw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eŕpi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ćeŕ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šeby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ózu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ózow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ózd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jód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z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ńš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du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daŕzk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ědarj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šenj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š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ji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ztaj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žr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žrj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žohnowa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zn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znaje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znać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zći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tajnztw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yln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war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łuš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łuchaŕ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łuchar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sl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óselztw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rjedźił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pše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nzi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nur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niž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nižn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moz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mozni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mjenow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ł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ł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kaz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hlad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ob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ob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nož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dćisń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očin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łódn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łód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łod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łač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jer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jenjež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ism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ilat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hrigiz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hilippiz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hiladelphi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ěz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ě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rga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rg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tm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ršon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r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pjer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nj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kazianz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duch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ad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ó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nezim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meg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ympha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wjad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te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t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pušć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pěš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maza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kazy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jeb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dychu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achodn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zachod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užit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uš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umje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uč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oztud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omaz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obroćic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jez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idźi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idom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ěz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ědomnozć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wadź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swjat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s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rozom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rod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rj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šisah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šeztanje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šeć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ra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ózna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ózćiw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otrjeb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osłuš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panu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ńdźě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nadźuj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udr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ěše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ě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měješ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łž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łž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kom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khm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kedźbow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duchom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duchom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daw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čizt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čini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ol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olak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jeběš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kopo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tči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tčiš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ero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ěkot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ztróže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wukny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wuknu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twar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twaŕ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ši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rodź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rodź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omin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pis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o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měš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jzker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jwyš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jwjet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jwjetš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najposle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h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dźije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du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d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čin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y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ysl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ys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uzki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róčele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rě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zny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z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ŕz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óŕzk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r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rdow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d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dlitw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odlitw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łodź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łodźenz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łod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jet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jeno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łozći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l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kławšz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ich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ěsa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ěr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ě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lchizede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ě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t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ndźelz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ndźelz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ł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žě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ž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wšit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t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u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d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uj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u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oz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oz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ubi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óš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óš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ódź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n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jeńz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łhar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ž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vićiz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ětaz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sny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ěpš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ěkaŕ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ěhw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dźb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azu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aw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aodizejz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wótz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urwaŕ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up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upow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upj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šižu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šidł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šezćijanztw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šezćijanztw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šćeń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up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ezze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as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as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as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rasn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ózlaz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ózlaz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óžd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waŕ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ó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rin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ónz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n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los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oł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ž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je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ničomn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łó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laud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la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ude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odźiš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odźe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hodźach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z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š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rp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ł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j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d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aba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zaak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z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tr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edno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s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am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zu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ub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ozn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iman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ěš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ěch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rěch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zpo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zpodow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zć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zć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tow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ór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óŕ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rje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r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nje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nje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ń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ólčat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ód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ě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a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łup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łubok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lad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lad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obo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erapo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dź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dź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idź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rb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lemen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ě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rf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nj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n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nib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meń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g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richiz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mej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latiz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latiz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aj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rejo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š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šn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uphra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ubul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razt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phezizki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phezizk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paph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no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iw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i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sa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rž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rż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erž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akuj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akow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źakom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y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chom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chom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chom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uch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uh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oh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o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rje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ztojn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ztat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porjedźi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pomh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mjaz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konj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konjej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konja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broćiwoz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br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ob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lě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iotreph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wa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ro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lmatizk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jm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a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žezć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źeŕ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wila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lowjeko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lorózk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loróz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loróz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lor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izt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izt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izće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isń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ich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ichomn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ichi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ich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zy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chwale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ezći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ezć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es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ertowzz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ŕpjenj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ŕp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rj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m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ln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ěln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laz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ćeknje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aso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časa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yšt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ydlił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yć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yć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dźiš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budźć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juš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ěmj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atz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atzke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loz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koma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ójzk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jozć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ohabojazne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łyzka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łudn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jesbóž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jesbóž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jesbóž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izko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izkop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it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itw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ža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ł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ědź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rnabasow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bilon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tikhryztzkeh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njeposłušn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p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lenjeprawy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kwi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j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ar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žio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ži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zept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rkw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rkw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rkwi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n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gl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g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yg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orich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ese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a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za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d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ja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in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i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ěrja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dni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wad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omni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z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u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yzknozć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wjerd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war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p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p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pa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u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óz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rono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rč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r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pje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p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ołp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ji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ej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w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r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j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t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ź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ź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o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d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ub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ozym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ej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děrj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ra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n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du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rad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r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y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ušć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šah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róz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raw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in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i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mi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koj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dob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oća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ěw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ěwa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ěw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ěš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anu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al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padźe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z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r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órł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ór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órł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ón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ón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ón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ón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ołd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utsk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os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je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je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jes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njeń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jećis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nj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m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mjenj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najom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or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i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i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i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ě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arag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maragd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ž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ó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obo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ł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ut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r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ŕ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rje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z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z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ónzow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m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oća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iw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owa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ha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z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zy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ž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ž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ł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ł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kaj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ź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«zj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wj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ěd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ěd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ě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b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eb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awn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jaw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thariz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tha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mm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ł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liz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ż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dź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idow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i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ub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omad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ě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ěš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rě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t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o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n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ni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ib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hibad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ztar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žr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trě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š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za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zaw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i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ri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ntn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n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rje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jer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jerženj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mi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łhaŕ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lez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ele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le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l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jch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eba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źerž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okel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dob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čin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p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p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pli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eŕpliw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ćě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ytk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ytk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ytk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ytk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ź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udli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zbóž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ychčinjaz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i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óž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j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běh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yglu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ygl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tojni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ž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zele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oł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š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š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niwšit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ni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ed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j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wi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zawěr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zěl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y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ru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orh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tam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wi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lep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slep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r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r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o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ěz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doni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d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rd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m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j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j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i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š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rě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m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mn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m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om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le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łać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is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hi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a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al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p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k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k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ičow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nič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łož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z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zć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łos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orje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o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onj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om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ow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hadź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ka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u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rim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or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or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i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as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as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anib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hanib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had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dźer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ozć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m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ćis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cho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ulo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u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łudź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łu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t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zabi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žab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li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za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ššipazty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so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šnoz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yru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e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wo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u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ózb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row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e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ta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n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na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kh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žit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z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uč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wje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u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rob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torhn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y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yp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wjeć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wje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wa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š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łyš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łyš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sle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yč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yč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yč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ub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rozt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yš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róz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owje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owjed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lu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ła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ła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a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pa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ńdź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y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r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o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ó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j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jet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m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łož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wul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i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ě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l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urw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u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up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orje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kh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jednaŕ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ot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hasn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l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źěl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ow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d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cżžiz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cże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iłl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z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is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ćis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er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bl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ubě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a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a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ela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ěd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t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t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ró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nj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ta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iw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iw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že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žwšit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up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ztor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ow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z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ró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ró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w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obroć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obro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e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aza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wjaz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tyknje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trě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su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sudź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r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roč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r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ušć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łož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łož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očin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an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a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a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pa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nuć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nos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mě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łož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łam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łam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kr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hla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wr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š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sł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ń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emrje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dźěl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dźě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ćis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ć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ank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tan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wjeć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m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sli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eb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sad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yt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y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uš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ow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wdźe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o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raš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m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mn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ž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okaz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lu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sm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s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s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ł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ł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pas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o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nj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maz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ma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maz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masa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w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lijowz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z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ł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šew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šew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šew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š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kol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j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jz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j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eŕ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j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rěwaj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lad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enj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enj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henjow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źe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y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u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ód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da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z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u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čak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e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r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j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j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taj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žran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koržow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zank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wjer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twjer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swědč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ó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oć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oć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o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ěz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ra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norb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ič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łič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k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leče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ry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rjep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rjep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rjep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rjep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ho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khłódk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je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on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l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hla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eń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eńdź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eń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d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n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n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obar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ło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łos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ł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sel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wjese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ŕ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ŕch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ŕc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d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čor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e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jaz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sa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k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dź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cho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ch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t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t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ćiš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z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t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šćeŕ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r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dom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dom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č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ěč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ž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miztwjerd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u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u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ch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b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b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ab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zěl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š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ych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źiz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ź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jerd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r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aŕ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uč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šepjet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šas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je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j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i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b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t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t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ó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oj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jech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w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w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š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d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waŕ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ór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rh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pazi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othej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im2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yn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yatir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hyati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pt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mne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t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j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f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f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ro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nt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ł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l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uč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ŕ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eć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e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očnič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n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jat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in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tl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r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r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čnik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ći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ěć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a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ar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ar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aŕ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abel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abel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wab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u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ićži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i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d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yr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wó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wór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wór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w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up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raf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raf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o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om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an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tan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y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wěr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łu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er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ed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am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u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ědni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yt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omi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pih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n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buztar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buwotroč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buherb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buherb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bo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jes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ě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a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ad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a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yrnjan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smy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t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t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jert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i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i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mě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om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už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j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ub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wot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ónz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o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ónč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ód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dż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e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lěb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łab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ór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ó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ó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o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leń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leń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leńča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erjed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kerje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on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mz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meo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ibał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zt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p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ěro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ěro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dź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b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ty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twó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ez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ćež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ćeŕpliw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ćěp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bóž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zygl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a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tamanstwu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arlat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šarl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rd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rde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pła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pal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paš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owuzwole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opaš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mopaš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ł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e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le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źer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źer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ž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yč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ž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ube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tor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om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óž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ezn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ezn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eš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eń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ć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zć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złob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u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uč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u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wjaz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torh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tep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wj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wětl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wětl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wě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su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ěz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rěz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ušć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p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mys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l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łam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ła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kazow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k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hně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hněw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dźěli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ćah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s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po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n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h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h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g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rnicht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kn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ć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ća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ćaz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eć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j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minizc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k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ěči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ń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ńš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zalm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zalm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t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š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y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zćin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š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rpur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rpu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ć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ta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s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up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up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up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oj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te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zporj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uk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jed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w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tw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wěd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uš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ow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o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ło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a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a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sah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un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o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o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rodźe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uš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i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pal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u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njes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ńdźe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ry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ka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j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tow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ho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dźěl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chod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y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ž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ój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oh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ź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u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liž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ib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tup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n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zćě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t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ć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ć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ć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ró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z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dź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bro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obro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u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u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u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wi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trje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šon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sa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d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chn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rachnow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ń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noš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ó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r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mě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łož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li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l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ras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khwat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da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oryč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oz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i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i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iw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či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ŕp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ŕp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ŕp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ŕp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l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l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ćel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by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šebyw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t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tw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ózd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pheti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pheti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oph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zte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zta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ztaje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z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ódkkła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jedywje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řet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ń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ń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j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ič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nichnarodź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ow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aŕ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aŕ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ěd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ra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yči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iz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izn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widł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u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a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pra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pp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rorb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nu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t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ohn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żohn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ohn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ohn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žnj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n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łoć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łoć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ž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žera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zći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běhnu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zbě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žad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y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yš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yš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yš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uč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u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uč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uče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oł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ż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jed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rjeb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o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ep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ta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n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yl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šwi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war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š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š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łuch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nj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sle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sła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sł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u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odź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o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o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je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rje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j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pje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t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ni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ń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ysl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i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oz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jat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inu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mh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lub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o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ł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or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or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oj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oj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oj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i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lakow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h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ka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ji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rjeb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pohle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lad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hlada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h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hanom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óh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ty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tłóč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tłó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tep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róž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róžnik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ob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nož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je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d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dan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da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d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ćis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da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čin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r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ó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m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m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o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k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č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łać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ršć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el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tn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j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zk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i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smawuče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š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ć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ipp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ippizt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emo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em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ladelph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igell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haraon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g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z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zto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ě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rgamen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ztyr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ztyr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s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l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d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nz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l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l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uch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efi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lijeded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n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z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tszań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tszań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tsš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ć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otni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wo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š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h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y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chze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wjad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wa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wa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r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towaŕš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ru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yt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yt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ušća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omn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odob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odob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pi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je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aj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naj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maz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maza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maza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maz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kom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kh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kaž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jew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jednoć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hub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ez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u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do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bóž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zygl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zp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wut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wjed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t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płaćce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pa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khow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j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chod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chod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zabu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z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z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z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ztupi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zta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žit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š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rub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rjeknj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pan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pa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uč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róć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udź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zt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tmy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pušć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p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pi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maz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hlad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zta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ztaj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ztaj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ztaj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rě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ćež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obar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zć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d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jeć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noj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idom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r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ŕ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d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dom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dom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dom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ěd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wab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trjeb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trjeb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je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j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jat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šwar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šwar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šwa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šwar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war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u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jesmil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sły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škodź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yč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szłob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ssu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sryč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d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odn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jek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jad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rj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ztu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zte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zt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š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puš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i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zta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zta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krótš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l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šećek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óz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osy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rawdozć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n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ćiw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zći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wuč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trje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trje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trjeb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trjeb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š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słuch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ro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ó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mys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mh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ko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koj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hl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dsunu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odaw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łód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łó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l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ła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pi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ztup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wu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nad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udr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z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e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ž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ota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o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o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óh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od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o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jer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ě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mě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łž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łž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lud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lubu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lub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łam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lak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ra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ła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ła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wa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wa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o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odź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m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khm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ro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rěš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rě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ór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o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nu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nu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l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lad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ani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anibu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hanibi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jedźiw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erž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źakom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yrbje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rě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ztan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zt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wuslě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bu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ob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w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da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zt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ćiz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i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j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cha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ćeŕ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č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y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ü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udź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o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oje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o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łudź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ěž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jebě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ž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čźo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tč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tčiš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m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kaj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ěch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róž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a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zt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č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uč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oženj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oblek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obleč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obleč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wa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war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twar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syć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kerje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škerjedź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y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un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zt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d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ro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wješ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w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ominac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jeln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ism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phthalim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u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iě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mak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l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orm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ła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ładź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ładź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ład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az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kaz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zpódniš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zkeŕš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wyš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swjeći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swjeć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nižš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mjeńš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mjeń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lěp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lěp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krasni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jěs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roma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roma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ł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h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fta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ź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u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u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panu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panu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eš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dběh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čin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či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čin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błaz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ź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sl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y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rj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udrač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róčel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zn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z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ž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saz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s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ŕ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ŕ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ŕ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kot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i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rd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rč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ŕ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rč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ójzas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mo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h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tw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dl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ó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ój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łod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ńš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lč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dźeń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edwjedź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jas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z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ni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ni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šćan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r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ój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n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lchizede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lchizedech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ł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ěch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zedon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za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š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m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ztwołam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ztwołam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stwo-łamaŕ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dźelstwo-łam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ases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mó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mj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ł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k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jezte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gog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gog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ž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yzt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už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u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t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t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t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źo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źi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da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ujecż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z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z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owany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lub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ub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ž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zkot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ž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š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š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š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i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ohć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óf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of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ódź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j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iw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har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ha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ztr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ztr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že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vi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vi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v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t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s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pš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p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ěh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źb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ć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ć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ćaz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ow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z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w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odizej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m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m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n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kom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k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łahod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ač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z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was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was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ł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łarj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z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s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s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i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ŕztw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ŕ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rw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pj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dźerjaw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u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w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id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ezćijan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ezćijan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ezćij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ezćij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eń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šć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yz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yzt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wěrosle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up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up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ót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ónowa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óno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jep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t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ećin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i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i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sn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ny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ralow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žuch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kóž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ž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z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twiz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ym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ymaj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kotrych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ě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eju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tra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syd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m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rah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nzow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ónz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nj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n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dź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om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ž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jejzt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ničom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uč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o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obu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obu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ima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lezka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p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dź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ła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k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ki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ž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k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i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ił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t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ta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ob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ob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o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wa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ut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udo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sow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yz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o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obło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rob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zt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porow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po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i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o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łóšći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ž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rluš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rluš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rluše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ě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eli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an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habł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zaŕ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zaŕzt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zaŕ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zar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zar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ph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dźbu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dźbu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dźb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dźb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znj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ž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ppadoz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p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š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š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ńt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ow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mjenjow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zy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jka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i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ba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ab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rael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rael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ašar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aa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zaa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d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ozu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nvocav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kon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zrael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m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idn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uso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us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jez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zdź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zd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zab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v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richow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rch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pht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a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na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hnjećowym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hnjeć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dno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ě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čm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b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b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baŕzk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eb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zpi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s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poštoł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dźel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ndźel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mb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łoj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kub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aho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zop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zu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ym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yazin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wězd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j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je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je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u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z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z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ž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ož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n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ěš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ra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uj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ow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zpodo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w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t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tow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zoz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š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r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nčeŕ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ŕk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ŕ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ŕ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k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eztpi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az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az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rd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ffart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ód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dler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dler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u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ěwaće-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ubi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s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o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łó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inj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lad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m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dź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iazinto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ě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ě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z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moge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bu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bow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b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b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brej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wtow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rmagedd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twjeŕ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erj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e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j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owa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nib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m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mj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d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da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ac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u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s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un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i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ra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mor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mor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l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g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g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mejn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de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giptow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giptow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at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lat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ad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órmind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ěrš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ěršćinztw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ěršćin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ěršćinzt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ěr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rěz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žo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ě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ze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za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za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odi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angel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vangelizt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uni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hez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pangeli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lefant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giptow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e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c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owzy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in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i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wj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m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erž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l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ł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ćo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ćidźě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ěćatztw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k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ź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apšezćěha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j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yrbit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o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ana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anać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š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chom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uch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hi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oh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jewja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jewja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azt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raz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oj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nj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zta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jedź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jedź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jedź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jedź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wjed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tkny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t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šo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sah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sa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rozć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om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om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je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n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ń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pjel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ńdźe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ńč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uz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jaz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jaz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jaz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apyta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apyt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m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łh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e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e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ńš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nja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dokelž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ój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čaku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čaka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w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ć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y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proš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ć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roćiw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oběh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jab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rječinj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wa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t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rpšiń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r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pit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l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lo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izt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ži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źicho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źi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żez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wilowaš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wilował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py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or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o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z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č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wječ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zk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ó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rbzk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loń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z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yc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jen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snjen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šć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ń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e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en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e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ach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j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ini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chom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i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zet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ryzoli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rysta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rizop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erub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lzed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ž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s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s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s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ŕwje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ŕw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ŕwje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towzk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tow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t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ert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r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ŕ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e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ńk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m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ln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ka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k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hnje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hnje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ehń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ěě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sa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wš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ča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ahnuł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aha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ćahaj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źerži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ł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iš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dl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y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cż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ż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dźbóhat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ub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u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uch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jó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tz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trow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trow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ź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zor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ój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e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az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jaz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o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bojazn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bojazn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bojaz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bojaz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ha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yzkan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z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źil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ź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ź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ź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n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niw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ud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łó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zz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žši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lizki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sbóžnozć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sbóž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rješ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dro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jedr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zkop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zkap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thyn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i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m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eš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žał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rill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rgarj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njamin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enjam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ły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ha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źił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źi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źić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ědźenj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sničkam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sničk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nabas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a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lak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laam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laamow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la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j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ć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bja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bilo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zeroweh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tem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bizke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abi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olos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oll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tip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tiochi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tikhryzt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ntikhryz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ethiz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le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hajzk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chajzke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ow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raham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elow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badd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aronowy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aronow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sb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sb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01T11:54:51.208858190</dc:date>
    <meta:editing-duration>PT2M47S</meta:editing-duration>
    <meta:editing-cycles>1</meta:editing-cycles>
    <meta:document-statistic meta:table-count="1" meta:cell-count="11891" meta:object-count="0"/>
  </office:meta>
</office:document-meta>
</file>